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ource Han Sans CN Regular" svg:font-family="Source Han Sans CN Regular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</office:automatic-styles>
  <office:body>
    <office:text text:use-soft-page-breaks="true">
      <text:p text:style-name="P1">User Stories -SWTP</text:p>
      <text:p text:style-name="Standard"/>
      <text:p text:style-name="Standard">- Als Anwender<text:s/>halte ich die Kamera auf eine<text:s/>handschriftlich/maschinell<text:s/>geschriebene<text:s/>mathematische Gleichung,<text:s/>und bekomme das Ergebnis neben der Formel angezeigt.</text:p>
      <text:p text:style-name="Standard"/>
      <text:p text:style-name="Standard">- Als Anwender<text:s/>teile<text:s/>ich<text:s/>auf Knopfdruck<text:s/>eingescannte und gelöste Formeln, damit andere Menschen an meinen Ergebnissen teilhaben können.</text:p>
      <text:p text:style-name="Standard"/>
      <text:p text:style-name="Standard">- Als Anwender<text:s/>speichere ich auf Knopfdruck eingescannte und gelöste Formeln, damit<text:s/>diese nicht<text:s/>neu berechnet werden<text:s/>müssen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ource Han Sans CN Regular" svg:font-family="Source Han Sans CN Regular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ource Han Sans CN Regular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zh" style:country-asian="CN" style:language-complex="hi" style:country-complex="IN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Christoph Schimpf</dc:creator>
    <meta:creation-date>2019-04-17T13:57:00Z</meta:creation-date>
    <dc:date>2019-04-30T08:36:00Z</dc:date>
    <meta:template xlink:href="Normal.dotm" xlink:type="simple"/>
    <meta:editing-cycles>2</meta:editing-cycles>
    <meta:editing-duration>PT0S</meta:editing-duration>
    <meta:document-statistic meta:page-count="1" meta:paragraph-count="1" meta:word-count="61" meta:character-count="445" meta:row-count="3" meta:non-whitespace-character-count="385"/>
  </office:meta>
</office:document-meta>
</file>